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style:text-properties style:font-name="Wingdings"/>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text-properties fo:language="fr" fo:country="FR"/>
    </style:style>
    <style:style style:name="P17" style:parent-style-name="Standard" style:family="paragraph">
      <style:paragraph-properties fo:text-align="center"/>
      <style:text-properties fo:language="fr" fo:country="FR"/>
    </style:style>
    <style:style style:name="P18" style:parent-style-name="Standard" style:family="paragraph">
      <style:paragraph-properties fo:text-align="center"/>
      <style:text-properties fo:language="fr" fo:country="FR"/>
    </style:style>
    <style:style style:name="P19" style:parent-style-name="Standard" style:family="paragraph">
      <style:text-properties fo:language="fr" fo:country="FR"/>
    </style:style>
    <style:style style:name="P20" style:parent-style-name="Standard" style:family="paragraph">
      <style:text-properties fo:language="fr" fo:country="FR"/>
    </style:style>
    <style:style style:name="P21" style:parent-style-name="Standard" style:family="paragraph">
      <style:paragraph-properties fo:break-before="page"/>
      <style:text-properties fo:language="fr" fo:country="FR"/>
    </style:style>
    <style:style style:name="P22" style:parent-style-name="Standard" style:family="paragraph">
      <style:text-properties fo:language="fr" fo:country="FR"/>
    </style:style>
    <style:style style:name="P23" style:parent-style-name="Standard" style:family="paragraph">
      <style:text-properties fo:language="fr" fo:country="FR"/>
    </style:style>
    <style:style style:name="P24" style:parent-style-name="Standard" style:family="paragraph">
      <style:text-properties fo:language="fr" fo:country="FR"/>
    </style:style>
    <style:style style:name="P25" style:parent-style-name="Standard" style:family="paragraph">
      <style:text-properties fo:language="fr" fo:country="FR"/>
    </style:style>
    <style:style style:name="P26" style:parent-style-name="Standard" style:family="paragraph">
      <style:text-properties fo:language="fr" fo:country="FR"/>
    </style:style>
    <style:style style:name="P27" style:parent-style-name="Standard" style:family="paragraph">
      <style:text-properties fo:language="fr" fo:country="FR"/>
    </style:style>
    <style:style style:name="P28" style:parent-style-name="Standard" style:family="paragraph">
      <style:text-properties fo:language="fr" fo:country="FR"/>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Standard" style:family="paragraph">
      <style:text-properties fo:language="fr" fo:country="FR"/>
    </style:style>
    <style:style style:name="P40" style:parent-style-name="Standard" style:family="paragraph">
      <style:text-properties fo:language="fr" fo:country="FR"/>
    </style:style>
    <style:style style:name="P41" style:parent-style-name="Standard" style:family="paragraph">
      <style:text-properties fo:language="fr" fo:country="FR"/>
    </style:style>
    <style:style style:name="P42" style:parent-style-name="Standard" style:family="paragraph">
      <style:text-properties fo:language="fr" fo:country="FR"/>
    </style:style>
    <style:style style:name="P43" style:parent-style-name="Standard" style:family="paragraph">
      <style:text-properties fo:color="#800000" fo:language="fr" fo:country="FR"/>
    </style:style>
    <style:style style:name="P44" style:parent-style-name="Standard" style:family="paragraph">
      <style:text-properties fo:language="fr" fo:country="FR"/>
    </style:style>
    <style:style style:name="P45" style:parent-style-name="Standard" style:family="paragraph">
      <style:text-properties fo:language="fr" fo:country="FR"/>
    </style:style>
    <style:style style:name="P46" style:parent-style-name="Standard" style:family="paragraph">
      <style:text-properties fo:language="fr" fo:country="FR"/>
    </style:style>
    <style:style style:name="P47" style:parent-style-name="Standard" style:family="paragraph">
      <style:text-properties fo:language="fr" fo:country="FR"/>
    </style:style>
    <style:style style:name="P48" style:parent-style-name="Standard" style:family="paragraph">
      <style:text-properties fo:language="fr" fo:country="FR"/>
    </style:style>
    <style:style style:name="P49" style:parent-style-name="Standard" style:family="paragraph">
      <style:text-properties fo:language="fr" fo:country="FR"/>
    </style:style>
    <style:style style:name="P50" style:parent-style-name="Standard"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paragraph-properties fo:break-before="page"/>
      <style:text-properties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color="#C5000B" fo:language="fr" fo:country="FR"/>
    </style:style>
    <style:style style:name="T61" style:parent-style-name="DefaultParagraphFont" style:family="text">
      <style:text-properties fo:language="fr" fo:country="FR"/>
    </style:style>
    <style:style style:name="P62" style:parent-style-name="Standard" style:family="paragraph">
      <style:text-properties fo:color="#C5000B"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list-style-name="LFO1" style:family="paragraph">
      <style:text-properties fo:language="fr" fo:country="FR"/>
    </style:style>
    <style:style style:name="P66" style:parent-style-name="Standard" style:list-style-name="LFO1" style:family="paragraph">
      <style:text-properties fo:language="fr" fo:country="FR"/>
    </style:style>
    <style:style style:name="P67" style:parent-style-name="Standard" style:list-style-name="LFO1" style:family="paragraph">
      <style:text-properties fo:language="fr" fo:country="FR"/>
    </style:style>
    <style:style style:name="P68" style:parent-style-name="Standard" style:list-style-name="LFO1" style:family="paragraph">
      <style:text-properties fo:language="fr" fo:country="FR"/>
    </style:style>
    <style:style style:name="P69" style:parent-style-name="Standard" style:list-style-name="LFO1" style:family="paragraph">
      <style:text-properties fo:language="fr" fo:country="FR"/>
    </style:style>
    <style:style style:name="P70" style:parent-style-name="Standard" style:list-style-name="LFO1" style:family="paragraph">
      <style:text-properties fo:language="fr" fo:country="FR"/>
    </style:style>
    <style:style style:name="P71" style:parent-style-name="Standard" style:list-style-name="LFO1" style:family="paragraph">
      <style:text-properties fo:language="fr" fo:country="FR"/>
    </style:style>
    <style:style style:name="P72" style:parent-style-name="Standard" style:list-style-name="LFO1" style:family="paragraph">
      <style:text-properties fo:language="fr" fo:country="FR"/>
    </style:style>
    <style:style style:name="P73" style:parent-style-name="Standard" style:family="paragraph">
      <style:text-properties fo:color="#C5000B" fo:language="fr" fo:country="FR"/>
    </style:style>
    <style:style style:name="P74" style:parent-style-name="Standard" style:family="paragraph">
      <style:text-properties fo:language="fr" fo:country="FR"/>
    </style:style>
    <style:style style:name="P75" style:parent-style-name="Standard" style:family="paragraph">
      <style:text-properties fo:language="fr" fo:country="FR"/>
    </style:style>
    <style:style style:name="P76" style:parent-style-name="Standard" style:family="paragraph">
      <style:text-properties fo:color="#C5000B" fo:language="fr" fo:country="FR"/>
    </style:style>
    <style:style style:name="P77" style:parent-style-name="Standard" style:family="paragraph">
      <style:text-properties fo:language="fr" fo:country="FR"/>
    </style:style>
    <style:style style:name="P78" style:parent-style-name="Standard" style:family="paragraph">
      <style:text-properties fo:language="fr" fo:country="FR"/>
    </style:style>
    <style:style style:name="P79" style:parent-style-name="Standard" style:family="paragraph">
      <style:text-properties fo:language="fr" fo:country="FR"/>
    </style:style>
    <style:style style:name="P80" style:parent-style-name="Standard" style:family="paragraph">
      <style:text-properties fo:language="fr" fo:country="FR"/>
    </style:style>
    <style:style style:name="P81" style:parent-style-name="Standard" style:family="paragraph">
      <style:text-properties fo:language="fr" fo:country="FR"/>
    </style:style>
    <style:style style:name="P82" style:parent-style-name="Standard" style:family="paragraph">
      <style:text-properties fo:language="fr" fo:country="FR"/>
    </style:style>
    <style:style style:name="P83" style:parent-style-name="Standard" style:family="paragraph">
      <style:text-properties fo:language="fr" fo:country="FR"/>
    </style:style>
    <style:style style:name="P84" style:parent-style-name="Standard" style:family="paragraph">
      <style:text-properties fo:language="fr" fo:country="FR"/>
    </style:style>
    <style:style style:name="P85" style:parent-style-name="Standard" style:family="paragraph">
      <style:text-properties fo:language="fr" fo:country="FR"/>
    </style:style>
    <style:style style:name="P86" style:parent-style-name="Standard" style:family="paragraph">
      <style:text-properties fo:language="fr" fo:country="FR"/>
    </style:style>
    <style:style style:name="P87" style:parent-style-name="Standard" style:family="paragraph">
      <style:text-properties fo:language="fr" fo:country="FR"/>
    </style:style>
    <style:style style:name="P88" style:parent-style-name="Standard" style:family="paragraph">
      <style:text-properties fo:language="fr" fo:country="FR"/>
    </style:style>
    <style:style style:name="P89" style:parent-style-name="Standard" style:family="paragraph">
      <style:text-properties fo:language="fr" fo:country="FR"/>
    </style:style>
    <style:style style:name="P90" style:parent-style-name="Standard" style:family="paragraph">
      <style:text-properties fo:language="fr" fo:country="FR"/>
    </style:style>
    <style:style style:name="P91" style:parent-style-name="Standard" style:family="paragraph">
      <style:text-properties fo:language="fr" fo:country="FR"/>
    </style:style>
    <style:style style:name="P92" style:parent-style-name="Standard" style:family="paragraph">
      <style:text-properties fo:color="#C5000B" fo:language="fr" fo:country="FR"/>
    </style:style>
    <style:style style:name="P93" style:parent-style-name="Standard" style:family="paragraph">
      <style:text-properties fo:language="fr" fo:country="FR"/>
    </style:style>
    <style:style style:name="P94" style:parent-style-name="Standard" style:family="paragraph">
      <style:text-properties fo:language="fr" fo:country="FR"/>
    </style:style>
    <style:style style:name="P95" style:parent-style-name="Standard" style:family="paragraph">
      <style:text-properties fo:language="fr" fo:country="FR"/>
    </style:style>
    <style:style style:name="P96" style:parent-style-name="Standard" style:family="paragraph">
      <style:text-properties fo:language="fr" fo:country="FR"/>
    </style:style>
    <style:style style:name="P97" style:parent-style-name="Standard" style:family="paragraph">
      <style:text-properties fo:color="#C5000B" fo:language="fr" fo:country="FR"/>
    </style:style>
    <style:style style:name="P98" style:parent-style-name="Standard" style:family="paragraph">
      <style:text-properties fo:language="fr" fo:country="FR"/>
    </style:style>
    <style:style style:name="P99" style:parent-style-name="Standard" style:family="paragraph">
      <style:text-properties fo:color="#C5000B" fo:language="fr" fo:country="FR"/>
    </style:style>
    <style:style style:name="P100" style:parent-style-name="Standard" style:family="paragraph">
      <style:text-properties fo:language="fr" fo:country="FR"/>
    </style:style>
    <style:style style:name="P101" style:parent-style-name="Standard" style:family="paragraph">
      <style:text-properties fo:color="#C5000B" fo:language="fr" fo:country="FR"/>
    </style:style>
    <style:style style:name="P102" style:parent-style-name="Normal" style:family="paragraph">
      <style:paragraph-properties fo:break-before="page"/>
      <style:text-properties fo:language="fr" fo:country="FR"/>
    </style:style>
    <style:style style:name="P103" style:parent-style-name="Standard" style:family="paragraph">
      <style:text-properties fo:language="fr" fo:country="FR"/>
    </style:style>
    <style:style style:name="P104" style:parent-style-name="Standard" style:family="paragraph">
      <style:text-properties fo:language="fr" fo:country="FR"/>
    </style:style>
    <style:style style:name="P105" style:parent-style-name="Standard" style:family="paragraph">
      <style:text-properties fo:language="fr" fo:country="FR"/>
    </style:style>
    <style:style style:name="P106" style:parent-style-name="Standard" style:family="paragraph">
      <style:text-properties fo:language="fr" fo:country="FR"/>
    </style:style>
    <style:style style:name="P107" style:parent-style-name="Standard" style:family="paragraph">
      <style:text-properties fo:color="#C5000B" fo:language="fr" fo:country="FR"/>
    </style:style>
    <style:style style:name="P108" style:parent-style-name="Standard" style:family="paragraph">
      <style:text-properties fo:color="#C5000B" fo:language="fr" fo:country="FR"/>
    </style:style>
    <style:style style:name="P109" style:parent-style-name="Standard" style:family="paragraph">
      <style:text-properties fo:color="#C5000B" fo:language="fr" fo:country="FR"/>
    </style:style>
    <style:style style:name="P110" style:parent-style-name="Standard" style:family="paragraph">
      <style:text-properties fo:color="#C5000B" fo:language="fr" fo:country="FR"/>
    </style:style>
    <style:style style:name="P111" style:parent-style-name="Standard" style:family="paragraph">
      <style:text-properties fo:color="#C5000B" fo:language="fr" fo:country="FR"/>
    </style:style>
    <style:style style:name="P112" style:parent-style-name="Standard" style:family="paragraph">
      <style:text-properties fo:color="#C5000B" fo:language="fr" fo:country="FR"/>
    </style:style>
    <style:style style:name="P113" style:parent-style-name="Standard" style:family="paragraph">
      <style:text-properties fo:color="#C5000B" fo:language="fr" fo:country="FR"/>
    </style:style>
    <style:style style:name="P114" style:parent-style-name="Standard" style:family="paragraph">
      <style:text-properties fo:color="#C5000B" fo:language="fr" fo:country="FR"/>
    </style:style>
    <style:style style:name="P115" style:parent-style-name="Standard" style:family="paragraph">
      <style:text-properties fo:color="#C5000B" fo:language="fr" fo:country="FR"/>
    </style:style>
    <style:style style:name="P116" style:parent-style-name="Standard" style:family="paragraph">
      <style:text-properties fo:color="#C5000B" fo:language="fr" fo:country="FR"/>
    </style:style>
    <style:style style:name="P117" style:parent-style-name="Standard" style:family="paragraph">
      <style:text-properties fo:color="#C5000B" fo:language="fr" fo:country="FR"/>
    </style:style>
    <style:style style:name="P118" style:parent-style-name="Standard" style:family="paragraph">
      <style:text-properties fo:color="#C5000B" fo:language="fr" fo:country="FR"/>
    </style:style>
    <style:style style:name="P119" style:parent-style-name="Standard" style:family="paragraph">
      <style:text-properties fo:color="#C5000B" fo:language="fr" fo:country="FR"/>
    </style:style>
    <style:style style:name="P120" style:parent-style-name="Standard" style:family="paragraph">
      <style:text-properties fo:color="#C5000B" fo:language="fr" fo:country="FR"/>
    </style:style>
    <style:style style:name="P121" style:parent-style-name="Standard" style:family="paragraph">
      <style:text-properties fo:color="#C5000B" fo:language="fr" fo:country="FR"/>
    </style:style>
    <style:style style:name="P122" style:parent-style-name="Standard" style:family="paragraph">
      <style:text-properties fo:color="#C5000B" fo:language="fr" fo:country="FR"/>
    </style:style>
    <style:style style:name="P123" style:parent-style-name="Standard" style:family="paragraph">
      <style:text-properties fo:color="#C5000B" fo:language="fr" fo:country="FR"/>
    </style:style>
    <style:style style:name="P124" style:parent-style-name="Standard" style:family="paragraph">
      <style:text-properties fo:color="#C5000B" fo:language="fr" fo:country="FR"/>
    </style:style>
    <style:style style:name="P125" style:parent-style-name="Standard" style:family="paragraph">
      <style:text-properties fo:color="#C5000B" fo:language="fr" fo:country="FR"/>
    </style:style>
    <style:style style:name="P126" style:parent-style-name="Standard" style:family="paragraph">
      <style:text-properties fo:color="#C5000B" fo:language="fr" fo:country="FR"/>
    </style:style>
    <style:style style:name="P127" style:parent-style-name="Standard" style:family="paragraph">
      <style:text-properties fo:color="#C5000B" fo:language="fr" fo:country="FR"/>
    </style:style>
    <style:style style:name="P128" style:parent-style-name="Standard" style:family="paragraph">
      <style:text-properties fo:color="#C5000B" fo:language="fr" fo:country="FR"/>
    </style:style>
    <style:style style:name="P129" style:parent-style-name="Standard" style:family="paragraph">
      <style:text-properties fo:color="#C5000B" fo:language="fr" fo:country="FR"/>
    </style:style>
    <style:style style:name="P130" style:parent-style-name="Standard" style:family="paragraph">
      <style:text-properties fo:color="#C5000B" fo:language="fr" fo:country="FR"/>
    </style:style>
    <style:style style:name="P131" style:parent-style-name="Standard" style:family="paragraph">
      <style:text-properties fo:color="#C5000B" fo:language="fr" fo:country="FR"/>
    </style:style>
    <style:style style:name="P132" style:parent-style-name="Standard" style:family="paragraph">
      <style:text-properties fo:color="#C5000B" fo:language="fr" fo:country="FR"/>
    </style:style>
    <style:style style:name="P133" style:parent-style-name="Standard" style:family="paragraph">
      <style:text-properties fo:color="#C5000B" fo:language="fr" fo:country="FR"/>
    </style:style>
    <style:style style:name="P134" style:parent-style-name="Standard" style:family="paragraph">
      <style:text-properties fo:color="#C5000B" fo:language="fr" fo:country="FR"/>
    </style:style>
    <style:style style:name="P135" style:parent-style-name="Standard" style:family="paragraph">
      <style:text-properties fo:color="#C5000B" fo:language="fr" fo:country="FR"/>
    </style:style>
    <style:style style:name="P136" style:parent-style-name="Standard" style:family="paragraph">
      <style:text-properties fo:color="#C5000B" fo:language="fr" fo:country="FR"/>
    </style:style>
    <style:style style:name="P137" style:parent-style-name="Standard" style:family="paragraph">
      <style:text-properties fo:color="#C5000B" fo:language="fr" fo:country="FR"/>
    </style:style>
    <style:style style:name="P138" style:parent-style-name="Standard" style:family="paragraph">
      <style:text-properties fo:color="#C5000B" fo:language="fr" fo:country="FR"/>
    </style:style>
    <style:style style:name="P139" style:parent-style-name="Standard" style:family="paragraph">
      <style:text-properties fo:color="#C5000B" fo:language="fr" fo:country="FR"/>
    </style:style>
    <style:style style:name="P140" style:parent-style-name="Standard" style:family="paragraph">
      <style:text-properties fo:color="#C5000B" fo:language="fr" fo:country="FR"/>
    </style:style>
    <style:style style:name="P141" style:parent-style-name="Standard" style:family="paragraph">
      <style:text-properties fo:color="#C5000B" fo:language="fr" fo:country="FR"/>
    </style:style>
    <style:style style:name="P142" style:parent-style-name="Standard" style:family="paragraph">
      <style:text-properties fo:color="#C5000B" fo:language="fr" fo:country="FR"/>
    </style:style>
    <style:style style:name="P143" style:parent-style-name="Standard" style:family="paragraph">
      <style:text-properties fo:color="#C5000B" fo:language="fr" fo:country="FR"/>
    </style:style>
    <style:style style:name="P144" style:parent-style-name="Standard" style:family="paragraph">
      <style:text-properties fo:color="#C5000B" fo:language="fr" fo:country="FR"/>
    </style:style>
    <style:style style:name="P145" style:parent-style-name="Standard" style:family="paragraph">
      <style:text-properties fo:color="#C5000B" fo:language="fr" fo:country="FR"/>
    </style:style>
    <style:style style:name="P146" style:parent-style-name="Standard" style:family="paragraph">
      <style:text-properties fo:color="#C5000B" fo:language="fr" fo:country="FR"/>
    </style:style>
    <style:style style:name="P147" style:parent-style-name="Standard" style:family="paragraph">
      <style:text-properties fo:color="#C5000B" fo:language="fr" fo:country="FR"/>
    </style:style>
    <style:style style:name="P148" style:parent-style-name="Standard" style:family="paragraph">
      <style:text-properties fo:color="#C5000B" fo:language="fr" fo:country="FR"/>
    </style:style>
    <style:style style:name="P149" style:parent-style-name="Standard" style:family="paragraph">
      <style:text-properties fo:color="#C5000B" fo:language="fr" fo:country="FR"/>
    </style:style>
    <style:style style:name="P150" style:parent-style-name="Standard" style:family="paragraph">
      <style:text-properties fo:color="#C5000B" fo:language="fr" fo:country="FR"/>
    </style:style>
    <style:style style:name="P151" style:parent-style-name="Standard" style:family="paragraph">
      <style:text-properties fo:color="#C5000B" fo:language="fr" fo:country="FR"/>
    </style:style>
    <style:style style:name="P152" style:parent-style-name="Standard" style:family="paragraph">
      <style:text-properties fo:color="#C5000B" fo:language="fr" fo:country="FR"/>
    </style:style>
    <style:style style:name="P153" style:parent-style-name="Standard" style:family="paragraph">
      <style:text-properties fo:color="#C5000B" fo:language="fr" fo:country="FR"/>
    </style:style>
    <style:style style:name="P154" style:parent-style-name="Standard" style:family="paragraph">
      <style:text-properties fo:color="#C5000B" fo:language="fr" fo:country="FR"/>
    </style:style>
    <style:style style:name="P155" style:parent-style-name="Standard" style:family="paragraph">
      <style:text-properties fo:color="#C5000B" fo:language="fr" fo:country="FR"/>
    </style:style>
    <style:style style:name="P156" style:parent-style-name="Standard" style:family="paragraph">
      <style:text-properties fo:color="#C5000B" fo:language="fr" fo:country="FR"/>
    </style:style>
    <style:style style:name="P157" style:parent-style-name="Standard" style:family="paragraph">
      <style:text-properties fo:color="#C5000B" fo:language="fr" fo:country="FR"/>
    </style:style>
    <style:style style:name="P158" style:parent-style-name="Standard" style:family="paragraph">
      <style:text-properties fo:color="#C5000B" fo:language="fr" fo:country="FR"/>
    </style:style>
    <style:style style:name="P159" style:parent-style-name="Standard" style:family="paragraph">
      <style:text-properties fo:color="#C5000B" fo:language="fr" fo:country="FR"/>
    </style:style>
    <style:style style:name="P160" style:parent-style-name="Standard" style:family="paragraph">
      <style:text-properties fo:color="#C5000B" fo:language="fr" fo:country="FR"/>
    </style:style>
    <style:style style:name="P161" style:parent-style-name="Standard" style:family="paragraph">
      <style:text-properties fo:color="#C5000B" fo:language="fr" fo:country="FR"/>
    </style:style>
    <style:style style:name="P162" style:parent-style-name="Standard" style:family="paragraph">
      <style:text-properties fo:color="#C5000B" fo:language="fr" fo:country="FR"/>
    </style:style>
    <style:style style:name="P163" style:parent-style-name="Standard" style:family="paragraph">
      <style:text-properties fo:color="#C5000B" fo:language="fr" fo:country="FR"/>
    </style:style>
    <style:style style:name="P164" style:parent-style-name="Standard" style:family="paragraph">
      <style:text-properties fo:color="#C5000B" fo:language="fr" fo:country="FR"/>
    </style:style>
    <style:style style:name="P165" style:parent-style-name="Standard" style:family="paragraph">
      <style:text-properties fo:color="#C5000B" fo:language="fr" fo:country="FR"/>
    </style:style>
    <style:style style:name="P166" style:parent-style-name="Standard" style:family="paragraph">
      <style:text-properties fo:color="#C5000B" fo:language="fr" fo:country="FR"/>
    </style:style>
    <style:style style:name="P167" style:parent-style-name="Standard" style:family="paragraph">
      <style:text-properties fo:color="#C5000B" fo:language="fr" fo:country="FR"/>
    </style:style>
    <style:style style:name="P168" style:parent-style-name="Standard" style:family="paragraph">
      <style:text-properties fo:color="#C5000B" fo:language="fr" fo:country="FR"/>
    </style:style>
    <style:style style:name="P169" style:parent-style-name="Standard" style:family="paragraph">
      <style:text-properties fo:color="#C5000B" fo:language="fr" fo:country="FR"/>
    </style:style>
    <style:style style:name="P170" style:parent-style-name="Standard" style:family="paragraph">
      <style:text-properties fo:color="#C5000B" fo:language="fr" fo:country="FR"/>
    </style:style>
    <style:style style:name="P171" style:parent-style-name="Standard" style:family="paragraph">
      <style:text-properties fo:color="#C5000B" fo:language="fr" fo:country="FR"/>
    </style:style>
    <style:style style:name="P172" style:parent-style-name="Standard" style:family="paragraph">
      <style:text-properties fo:color="#C5000B" fo:language="fr" fo:country="FR"/>
    </style:style>
    <style:style style:name="P173" style:parent-style-name="Standard" style:family="paragraph">
      <style:text-properties fo:color="#C5000B" fo:language="fr" fo:country="FR"/>
    </style:style>
    <style:style style:name="P174" style:parent-style-name="Standard" style:family="paragraph">
      <style:text-properties fo:color="#C5000B" fo:language="fr" fo:country="FR"/>
    </style:style>
    <style:style style:name="P175" style:parent-style-name="Standard" style:family="paragraph">
      <style:text-properties fo:color="#C5000B" fo:language="fr" fo:country="FR"/>
    </style:style>
    <style:style style:name="P176" style:parent-style-name="Standard" style:family="paragraph">
      <style:text-properties fo:color="#C5000B" fo:language="fr" fo:country="FR"/>
    </style:style>
    <style:style style:name="P177" style:parent-style-name="Standard" style:family="paragraph">
      <style:text-properties fo:color="#C5000B" fo:language="fr" fo:country="FR"/>
    </style:style>
    <style:style style:name="P178" style:parent-style-name="Standard" style:family="paragraph">
      <style:text-properties fo:color="#C5000B" fo:language="fr" fo:country="FR"/>
    </style:style>
    <style:style style:name="P179" style:parent-style-name="Standard" style:family="paragraph">
      <style:text-properties fo:color="#C5000B" fo:language="fr" fo:country="FR"/>
    </style:style>
    <style:style style:name="P180" style:parent-style-name="Standard" style:family="paragraph">
      <style:text-properties fo:color="#C5000B" fo:language="fr" fo:country="FR"/>
    </style:style>
    <style:style style:name="P181" style:parent-style-name="Standard" style:family="paragraph">
      <style:text-properties fo:color="#C5000B" fo:language="fr" fo:country="FR"/>
    </style:style>
    <style:style style:name="P182" style:parent-style-name="Standard" style:family="paragraph">
      <style:text-properties fo:color="#C5000B" fo:language="fr" fo:country="FR"/>
    </style:style>
    <style:style style:name="P183" style:parent-style-name="Standard" style:family="paragraph">
      <style:text-properties fo:color="#C5000B" fo:language="fr" fo:country="FR"/>
    </style:style>
    <style:style style:name="P184" style:parent-style-name="Standard" style:family="paragraph">
      <style:text-properties fo:color="#C5000B" fo:language="fr" fo:country="FR"/>
    </style:style>
    <style:style style:name="P185" style:parent-style-name="Standard" style:family="paragraph">
      <style:text-properties fo:color="#C5000B" fo:language="fr" fo:country="FR"/>
    </style:style>
    <style:style style:name="P186" style:parent-style-name="Standard" style:family="paragraph">
      <style:text-properties fo:color="#C5000B" fo:language="fr" fo:country="FR"/>
    </style:style>
    <style:style style:name="P187" style:parent-style-name="Standard" style:family="paragraph">
      <style:text-properties fo:color="#C5000B" fo:language="fr" fo:country="FR"/>
    </style:style>
    <style:style style:name="P188" style:parent-style-name="Standard" style:family="paragraph">
      <style:text-properties fo:color="#C5000B" fo:language="fr" fo:country="FR"/>
    </style:style>
    <style:style style:name="P189" style:parent-style-name="Standard" style:family="paragraph">
      <style:text-properties fo:color="#C5000B" fo:language="fr" fo:country="FR"/>
    </style:style>
    <style:style style:name="P190" style:parent-style-name="Standard" style:family="paragraph">
      <style:text-properties fo:color="#C5000B" fo:language="fr" fo:country="FR"/>
    </style:style>
    <style:style style:name="P191" style:parent-style-name="Standard" style:family="paragraph">
      <style:text-properties fo:color="#C5000B" fo:language="fr" fo:country="FR"/>
    </style:style>
    <style:style style:name="P192" style:parent-style-name="Standard" style:family="paragraph">
      <style:text-properties fo:color="#C5000B" fo:language="fr" fo:country="FR"/>
    </style:style>
    <style:style style:name="P193" style:parent-style-name="Standard" style:family="paragraph">
      <style:text-properties fo:color="#C5000B" fo:language="fr" fo:country="FR"/>
    </style:style>
    <style:style style:name="P194" style:parent-style-name="Standard" style:family="paragraph">
      <style:text-properties fo:color="#C5000B" fo:language="fr" fo:country="FR"/>
    </style:style>
    <style:style style:name="P195" style:parent-style-name="Standard" style:family="paragraph">
      <style:text-properties fo:color="#C5000B" fo:language="fr" fo:country="FR"/>
    </style:style>
    <style:style style:name="P196" style:parent-style-name="Standard" style:family="paragraph">
      <style:text-properties fo:color="#C5000B" fo:language="fr" fo:country="FR"/>
    </style:style>
    <style:style style:name="P197" style:parent-style-name="Standard" style:family="paragraph">
      <style:text-properties fo:color="#C5000B" fo:language="fr" fo:country="FR"/>
    </style:style>
    <style:style style:name="P198" style:parent-style-name="Standard" style:family="paragraph">
      <style:text-properties fo:color="#C5000B" fo:language="fr" fo:country="FR"/>
    </style:style>
    <style:style style:name="P199" style:parent-style-name="Standard" style:family="paragraph">
      <style:text-properties fo:color="#C5000B" fo:language="fr" fo:country="FR"/>
    </style:style>
    <style:style style:name="P200" style:parent-style-name="Standard" style:family="paragraph">
      <style:text-properties fo:color="#C5000B" fo:language="fr" fo:country="FR"/>
    </style:style>
    <style:style style:name="P201" style:parent-style-name="Standard" style:family="paragraph">
      <style:text-properties fo:color="#C5000B" fo:language="fr" fo:country="FR"/>
    </style:style>
    <style:style style:name="P202" style:parent-style-name="Standard" style:family="paragraph">
      <style:text-properties fo:color="#C5000B" fo:language="fr" fo:country="FR"/>
    </style:style>
    <style:style style:name="P203" style:parent-style-name="Standard" style:family="paragraph">
      <style:text-properties fo:color="#C5000B" fo:language="fr" fo:country="FR"/>
    </style:style>
    <style:style style:name="P204" style:parent-style-name="Standard" style:family="paragraph">
      <style:text-properties fo:color="#C5000B" fo:language="fr" fo:country="FR"/>
    </style:style>
    <style:style style:name="P205" style:parent-style-name="Standard" style:family="paragraph">
      <style:text-properties fo:color="#C5000B" fo:language="fr" fo:country="FR"/>
    </style:style>
    <style:style style:name="P206" style:parent-style-name="Standard" style:family="paragraph">
      <style:text-properties fo:color="#C5000B" fo:language="fr" fo:country="FR"/>
    </style:style>
    <style:style style:name="P207" style:parent-style-name="Standard" style:family="paragraph">
      <style:text-properties fo:color="#C5000B" fo:language="fr" fo:country="FR"/>
    </style:style>
    <style:style style:name="P208" style:parent-style-name="Standard" style:family="paragraph">
      <style:text-properties fo:language="fr" fo:country="FR"/>
    </style:style>
    <style:style style:name="P209" style:parent-style-name="Standard" style:family="paragraph">
      <style:text-properties fo:language="fr" fo:country="FR"/>
    </style:style>
    <style:style style:name="P210" style:parent-style-name="Standard" style:family="paragraph">
      <style:text-properties fo:color="#C5000B" fo:language="fr" fo:country="FR"/>
    </style:style>
    <style:style style:name="P211" style:parent-style-name="Standard" style:family="paragraph">
      <style:text-properties fo:color="#C5000B" fo:language="fr" fo:country="FR"/>
    </style:style>
    <style:style style:name="P212" style:parent-style-name="Standard" style:family="paragraph">
      <style:text-properties fo:color="#C5000B" fo:language="fr" fo:country="FR"/>
    </style:style>
    <style:style style:name="P213" style:parent-style-name="Standard" style:family="paragraph">
      <style:text-properties fo:color="#C5000B" fo:language="fr" fo:country="FR"/>
    </style:style>
    <style:style style:name="P214" style:parent-style-name="Standard" style:family="paragraph">
      <style:text-properties fo:color="#C5000B" fo:language="fr" fo:country="FR"/>
    </style:style>
    <style:style style:name="P215" style:parent-style-name="Standard" style:family="paragraph">
      <style:text-properties fo:color="#C5000B" fo:language="fr" fo:country="FR"/>
    </style:style>
    <style:style style:name="P216" style:parent-style-name="Standard" style:family="paragraph">
      <style:text-properties fo:color="#C5000B" fo:language="fr" fo:country="FR"/>
    </style:style>
    <style:style style:name="P217" style:parent-style-name="Standard" style:family="paragraph">
      <style:text-properties fo:color="#C5000B" fo:language="fr" fo:country="FR"/>
    </style:style>
    <style:style style:name="P218" style:parent-style-name="Standard" style:family="paragraph">
      <style:text-properties fo:color="#C5000B" fo:language="fr" fo:country="FR"/>
    </style:style>
    <style:style style:name="P219" style:parent-style-name="Standard" style:family="paragraph">
      <style:text-properties fo:color="#C5000B" fo:language="fr" fo:country="FR"/>
    </style:style>
    <style:style style:name="P220" style:parent-style-name="Standard" style:family="paragraph">
      <style:text-properties fo:color="#C5000B" fo:language="fr" fo:country="FR"/>
    </style:style>
    <style:style style:name="P221" style:parent-style-name="Standard" style:family="paragraph">
      <style:text-properties fo:color="#C5000B" fo:language="fr" fo:country="FR"/>
    </style:style>
    <style:style style:name="P222" style:parent-style-name="Standard" style:family="paragraph">
      <style:text-properties fo:color="#C5000B" fo:language="fr" fo:country="FR"/>
    </style:style>
    <style:style style:name="P223" style:parent-style-name="Standard" style:family="paragraph">
      <style:text-properties fo:color="#C5000B" fo:language="fr" fo:country="FR"/>
    </style:style>
    <style:style style:name="P224" style:parent-style-name="Standard" style:family="paragraph">
      <style:text-properties fo:language="fr" fo:country="FR"/>
    </style:style>
    <style:style style:name="P225" style:parent-style-name="Standard" style:family="paragraph">
      <style:text-properties fo:color="#C5000B" fo:language="fr" fo:country="FR"/>
    </style:style>
    <style:style style:name="P226" style:parent-style-name="Standard" style:family="paragraph">
      <style:text-properties fo:color="#C5000B" fo:language="fr" fo:country="FR"/>
    </style:style>
    <style:style style:name="P227" style:parent-style-name="Standard" style:family="paragraph">
      <style:text-properties fo:color="#C5000B" fo:language="fr" fo:country="FR"/>
    </style:style>
    <style:style style:name="P228" style:parent-style-name="Standard" style:family="paragraph">
      <style:text-properties fo:color="#C5000B" fo:language="fr" fo:country="FR"/>
    </style:style>
    <style:style style:name="P229" style:parent-style-name="Standard" style:family="paragraph">
      <style:text-properties fo:color="#C5000B" fo:language="fr" fo:country="FR"/>
    </style:style>
    <style:style style:name="P230" style:parent-style-name="Standard" style:family="paragraph">
      <style:text-properties fo:color="#C5000B" fo:language="fr" fo:country="FR"/>
    </style:style>
    <style:style style:name="P231" style:parent-style-name="Standard" style:family="paragraph">
      <style:text-properties fo:language="fr" fo:country="FR"/>
    </style:style>
    <style:style style:name="P232" style:parent-style-name="Standard" style:family="paragraph">
      <style:text-properties fo:color="#C5000B" fo:language="fr" fo:country="FR"/>
    </style:style>
    <style:style style:name="P233" style:parent-style-name="Standard" style:family="paragraph">
      <style:text-properties fo:color="#C5000B" fo:language="fr" fo:country="FR"/>
    </style:style>
    <style:style style:name="P234" style:parent-style-name="Standard" style:family="paragraph">
      <style:text-properties fo:color="#C5000B" fo:language="fr" fo:country="FR"/>
    </style:style>
    <style:style style:name="P235" style:parent-style-name="Standard" style:family="paragraph">
      <style:text-properties fo:color="#C5000B" fo:language="fr" fo:country="FR"/>
    </style:style>
    <style:style style:name="P236" style:parent-style-name="Standard" style:family="paragraph">
      <style:text-properties fo:color="#C5000B" fo:language="fr" fo:country="FR"/>
    </style:style>
    <style:style style:name="P237" style:parent-style-name="Standard" style:family="paragraph">
      <style:text-properties fo:language="fr" fo:country="FR"/>
    </style:style>
    <style:style style:name="P238" style:parent-style-name="Standard" style:family="paragraph">
      <style:text-properties fo:color="#C5000B" fo:language="fr" fo:country="FR"/>
    </style:style>
    <style:style style:name="P239" style:parent-style-name="Standard" style:family="paragraph">
      <style:text-properties fo:color="#C5000B" fo:language="fr" fo:country="FR"/>
    </style:style>
    <style:style style:name="P240" style:parent-style-name="Standard" style:family="paragraph">
      <style:text-properties fo:color="#C5000B" fo:language="fr" fo:country="FR"/>
    </style:style>
    <style:style style:name="P241" style:parent-style-name="Standard" style:family="paragraph">
      <style:text-properties fo:color="#C5000B" fo:language="fr" fo:country="FR"/>
    </style:style>
    <style:style style:name="P242" style:parent-style-name="Standard" style:family="paragraph">
      <style:text-properties fo:color="#C5000B" fo:language="fr" fo:country="FR"/>
    </style:style>
    <style:style style:name="P243" style:parent-style-name="Standard" style:family="paragraph">
      <style:text-properties fo:color="#C5000B" fo:language="fr" fo:country="FR"/>
    </style:style>
    <style:style style:name="P244" style:parent-style-name="Standard" style:family="paragraph">
      <style:text-properties fo:color="#C5000B" fo:language="fr" fo:country="FR"/>
    </style:style>
    <style:style style:name="P245" style:parent-style-name="Standard" style:family="paragraph">
      <style:text-properties fo:language="fr" fo:country="FR"/>
    </style:style>
    <style:style style:name="P246" style:parent-style-name="Standard" style:family="paragraph">
      <style:text-properties fo:color="#C5000B" fo:language="fr" fo:country="FR"/>
    </style:style>
    <style:style style:name="P247" style:parent-style-name="Standard" style:family="paragraph">
      <style:text-properties fo:color="#C5000B" fo:language="fr" fo:country="FR"/>
    </style:style>
    <style:style style:name="P248" style:parent-style-name="Standard" style:family="paragraph">
      <style:text-properties fo:color="#C5000B" fo:language="fr" fo:country="FR"/>
    </style:style>
    <style:style style:name="P249" style:parent-style-name="Standard" style:family="paragraph">
      <style:text-properties fo:color="#C5000B" fo:language="fr" fo:country="FR"/>
    </style:style>
    <style:style style:name="P250" style:parent-style-name="Standard" style:family="paragraph">
      <style:text-properties fo:color="#C5000B" fo:language="fr" fo:country="FR"/>
    </style:style>
    <style:style style:name="T251" style:parent-style-name="DefaultParagraphFont" style:family="text">
      <style:text-properties fo:color="#C5000B" fo:language="fr" fo:country="FR"/>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CAHIER DES CHARGES</text:p>
      <text:p text:style-name="P17">FONCTIONNEL MASCARET</text:p>
      <text:p text:style-name="P18"/>
      <text:p text:style-name="P19"/>
      <text:p text:style-name="P20"/>
      <text:soft-page-break/>
      <text:p text:style-name="P21">1. P RÉSENTATION GÉNÉRALE DU PROBLÈME</text:p>
      <text:p text:style-name="P22">1.1 P ROJET</text:p>
      <text:p text:style-name="P23"/>
      <text:p text:style-name="P24">1.1.1 F INALITÉS</text:p>
      <text:p text:style-name="P25">“MASCARET” a pour vocation de devenir un logiciel d'aide à la gestion d'entreprise. Il doit être suffisament modulable pour pouvoir être adapté au maximum d'entreprise, en fonction de leurs besoins, de leur organisation et<text:s/>des outils pré-existants. Il doit pouvoir venir en complément d'un ERP ou pouvoir être utilisé en tant qu'ERP à part entière.</text:p>
      <text:p text:style-name="P26"/>
      <text:p text:style-name="P27">1.2 CONTEXTE</text:p>
      <text:p text:style-name="P28">1.2.1 ÉTUDES DÉJÀ EFFECTUÉES</text:p>
      <text:p text:style-name="P29">Le projet s'appuie sur des maccro VBA déjà existantes et qui permette de gerer un budget d'entreprise et d'éditer des rapports financiers.</text:p>
      <text:p text:style-name="P30"/>
      <text:p text:style-name="P31">1.2.2 SUITES PRÉVUES</text:p>
      <text:p text:style-name="P32">Dans un premier temps le projet consistera a apporter une interface logiciel aux codes VBA déja existant. Cette interface constituera le “noyau” du logiciel et servira de dispatcher vers les différents outils de gestion. Elle devra être pensée de manière à pouvoir recevoir différents modules.</text:p>
      <text:p text:style-name="P33">Une base de donnée SQL devra être développée en parallèle pour recevoir des requêtes du logiciel.</text:p>
      <text:p text:style-name="P34"/>
      <text:p text:style-name="P35">1.2.3 NATURE DES PRESTATIONS DEMANDÉES</text:p>
      <text:p text:style-name="P36">Penser une architecture adaptée pour la réalisation de cette application, et mettre en application</text:p>
      <text:p text:style-name="P37">cette architecture par un travail informatique avec les technologies souhaitées par le réalisateur.</text:p>
      <text:p text:style-name="P38"/>
      <text:p text:style-name="P39">1.2.4 PARTIES CONCERNÉES PAR LE DÉROULEMENT DU PROJET<text:s/>ET SES RÉSULTATS</text:p>
      <text:p text:style-name="P40">Le demandeur du projet est Julien GUICHETEAU.</text:p>
      <text:p text:style-name="P41">Rémy CLAEYS et Clémentine GUICHETEAU sont les développeurs chargés de réaliser ce projet avec l'appui de Julien GUICHETEAU.</text:p>
      <text:p text:style-name="P42"/>
      <text:p text:style-name="P43"/>
      <text:p text:style-name="P44">1.3 ÉNONCÉ DU BESOIN</text:p>
      <text:p text:style-name="P45">Une base de donnée regrouppant les informations de gestion de l'entreprise. Dans un premier temps ne seront gérées que les informations permettant de réaliser un budget et de créer des rapports financiers.</text:p>
      <text:p text:style-name="P46">Cette base de donnée recevra des requêtes du logiciel créé en parrallèle.</text:p>
      <text:p text:style-name="P47"/>
      <text:p text:style-name="P48">Il existera de nombreux types d'utilisateurs, possédant des droits d'interaction avec la base de donnée très différents les uns des autres. Une gestion des droits complexe devra donc être mise en place. Elle se manifestera à l'ouverture du logiciel qui réagira en fonction.</text:p>
      <text:p text:style-name="P49"/>
      <text:p text:style-name="P50">Le logiciel servira de dispatcher vers des modules de gestion et de “requêteur” avec la Base SQL. Dans un premier temps les modules seront écrit en VBA, sous Excel pour permettre une modularité plus simple et plus rapide avec les différents besoins et<text:s/>outils des entreprises. Le but est de permettre la mise en place d'outils de gestion automatisés mais très proches des outils existants et des organisations des entreprises.</text:p>
      <text:p text:style-name="P51"/>
      <text:p text:style-name="P52"/>
      <text:p text:style-name="P53">1.4 ENVIRONNEMENT DU PRODUIT RECHERCHÉ</text:p>
      <text:p text:style-name="P54">1.4.1 LISTES EXHAUSTIVES DES ÉLÉMENTS (<text:s/>PERSONNES , ÉQUIPEMENTS , MATIÈRES ...) ET CONTRAINTES ( ENVIRONNEMENT )</text:p>
      <text:p text:style-name="P55">Ce projet est de type informatique, le producteur comme l’utilisateur a besoin d’un ordinateur.</text:p>
      <text:soft-page-break/>
      <text:p text:style-name="P56">2. EXPRESSION FONCTIONNELLE DU BESOIN</text:p>
      <text:p text:style-name="P57"/>
      <text:p text:style-name="P58">2.1 FONCTIONS DE SERVICE ET DE CONTRAINTE</text:p>
      <text:p text:style-name="P59">2.1.1 FONCTIONS DE SERVICE PRINCIPALES ( QUI SONT LA RAISON D’ ÊTRE DU PRODUIT )</text:p>
      <text:p text:style-name="P60"/>
      <text:p text:style-name="Standard"><text:span text:style-name="T61">2.1.2 CONTRAINTES ( LIMITATIONS À LA LIBERTÉ DU CONCEPTEUR - RÉALISATEUR )</text:span></text:p>
      <text:p text:style-name="P62"/>
      <text:p text:style-name="P63">Les fonctions de service doivent être réalisées tout en préservant</text:p>
      <text:p text:style-name="P64"/>
      <text:list text:style-name="LFO1" text:continue-numbering="true">
        <text:list-item>
          <text:p text:style-name="P65">La facilité de prise en main par<text:s/>l’utilisateur</text:p>
        </text:list-item>
        <text:list-item>
          <text:p text:style-name="P66">La rapidité de navigation dans l’interface</text:p>
        </text:list-item>
        <text:list-item>
          <text:p text:style-name="P67">L’adaptabilité au profil de l’utilisateur</text:p>
        </text:list-item>
        <text:list-item>
          <text:p text:style-name="P68">Le fonctionnement optimal quel que soit le terminal</text:p>
        </text:list-item>
        <text:list-item>
          <text:p text:style-name="P69">La qualité visuelle de l’interface</text:p>
        </text:list-item>
        <text:list-item>
          <text:p text:style-name="P70">La modularité du système</text:p>
        </text:list-item>
        <text:list-item>
          <text:p text:style-name="P71">L’évolutivité et la maintenabilité de la plateforme</text:p>
        </text:list-item>
        <text:list-item>
          <text:p text:style-name="P72">La sécurité des données</text:p>
        </text:list-item>
      </text:list>
      <text:p text:style-name="P73"/>
      <text:p text:style-name="P74"/>
      <text:p text:style-name="P75">2.2 CRITÈRES D’ APPRÉCIATION</text:p>
      <text:p text:style-name="P76"/>
      <text:p text:style-name="P77">Les critères d’appréciation sont la facilité d’utilisation de l’application, l’utilité qu’elle représente<text:s/>pour la productivité des utilisateurs ainsi que son efficacité lorsqu’elle est utilisée dans</text:p>
      <text:p text:style-name="P78">différents contexte.</text:p>
      <text:p text:style-name="P79">L’application devra à terme permettre aux utilisateurs de réaliser toutes les tâches convenues avec l’entreprise, de manière à ce que les utilisateurs ne soient pas forcés à avoir recours à des<text:s/>outils ou applications tiers.</text:p>
      <text:p text:style-name="P80">L’application et l’utilisation de ses différentes fonctionnalités doivent être intuitives et ne pas</text:p>
      <text:p text:style-name="P81">demander à l’utilisateur de trop grande réflexion ou recherche pour effectuer une action choisie.</text:p>
      <text:p text:style-name="P82">A ce titre, l’interface devra être claire et intuitive, et les chemins à emprunter par l’utilisateur</text:p>
      <text:p text:style-name="P83">(clics sur différents liens, onglets, composants) pour réaliser une action devront être le<text:s/>plus</text:p>
      <text:p text:style-name="P84">simple et le moins redondant possible.</text:p>
      <text:p text:style-name="P85">Le nombre de clics que l’utilisateur doit effectuer pour atteindre une fonctionnalité ou une</text:p>
      <text:p text:style-name="P86">information devra être réduit au maximum.</text:p>
      <text:p text:style-name="P87">L’application devra avoir une réelle valeur d’utilisation aux yeux des utilisateurs. L’utilisateur</text:p>
      <text:p text:style-name="P88">devra préférer utiliser l’application ici décrite plutôt que d’utiliser différents outils en parallèle.</text:p>
      <text:p text:style-name="P89">L’application devra donc être plus efficace que l’utilisation d’autres outils.</text:p>
      <text:p text:style-name="P90">L’apprentissage de l’utilisation de l’application devra être intuitif et rapide afin que les</text:p>
      <text:p text:style-name="P91">utilisateurs puissent rapidement la prendre en main et en avoir un usage productif.</text:p>
      <text:p text:style-name="P92"/>
      <text:p text:style-name="P93">2.3 NIVEAUX DES CRITÈRES D ’ APPRÉCIATION ET CE QUI LES CARACTÉRISE</text:p>
      <text:p text:style-name="P94">2.3.1 NIVEAUX DONT L’ OBTENTION EST IMPOSÉE</text:p>
      <text:p text:style-name="P95"/>
      <text:p text:style-name="P96">A définir</text:p>
      <text:p text:style-name="P97"/>
      <text:p text:style-name="P98">2.3.2 NIVEAUX SOUHAITÉS MAIS RÉVISABLES</text:p>
      <text:p text:style-name="P99"/>
      <text:p text:style-name="P100">A définir</text:p>
      <text:p text:style-name="P101"/>
      <text:p text:style-name="P102"/>
      <text:soft-page-break/>
      <text:p text:style-name="P103">3. CADRE DE RÉPONSE</text:p>
      <text:p text:style-name="P104"/>
      <text:p text:style-name="P105">3.1 POUR CHAQUE FONCTION</text:p>
      <text:p text:style-name="P106">3.1.1 SOLUTION PROPOSÉE</text:p>
      <text:p text:style-name="P107">Les technologies proposées ici ne le sont qu’à titre indicatif, et sont basées sur notre expérience</text:p>
      <text:p text:style-name="P108">et ressenti sur certaines technologies. Si le réalisateur a d’autres technologies qu’il peut trouver</text:p>
      <text:p text:style-name="P109">meilleures ou plus adaptées, il peut ne pas utiliser les technologies proposées. Les solutions</text:p>
      <text:p text:style-name="P110">proposées font partie intégrante du projet, et ce sont ces solutions qui devront être réalisées.</text:p>
      <text:p text:style-name="P111">Cependant, le réalisateur peut utiliser d’autres technologies que celles proposées ici. Nous</text:p>
      <text:p text:style-name="P112">considérons ici que l’application est hébergé sur un serveur LAMP (Linux, Apache, MySQL, PHP),</text:p>
      <text:p text:style-name="P113">d’autres types de serveurs peuvent être utilisés suivant le type de technologie globale utilisé</text:p>
      <text:p text:style-name="P114">(Tomcat ou Glassfish pour un backend Java par exemple). Les technologies utilisées doivent</text:p>
      <text:p text:style-name="P115">permettre de respecter les contraintes. (voir : contraintes)</text:p>
      <text:p text:style-name="P116">Fonction Solution proposée Technologie</text:p>
      <text:p text:style-name="P117">Pouvoir connaitre à l’avance</text:p>
      <text:p text:style-name="P118">l’occupation de leur temps Calendrier interactif PHP</text:p>
      <text:p text:style-name="P119">Pouvoir automatiser certaines</text:p>
      <text:p text:style-name="P120">actions<text:s/>Action à automatiser :</text:p>
      <text:p text:style-name="P121">API Caldav pour synchroniser avec</text:p>
      <text:p text:style-name="P122">Google Agenda</text:p>
      <text:p text:style-name="P123">- Importation de l’agenda UTC à la</text:p>
      <text:p text:style-name="P124">première utilisation de l’application</text:p>
      <text:p text:style-name="P125">- Proposer des créneaux possibles</text:p>
      <text:p text:style-name="P126">de réunion une fois que tous les</text:p>
      <text:p text:style-name="P127">participants au projet ont été</text:p>
      <text:p text:style-name="P128">ajoutés en se basant sur leur agenda</text:p>
      <text:p text:style-name="P129">UTC. .</text:p>
      <text:p text:style-name="P130">Les actions à automatiser seront</text:p>
      <text:p text:style-name="P131">plus visible lors du développement.</text:p>
      <text:p text:style-name="P132">Le réalisateur est invité à faire</text:p>
      <text:p text:style-name="P133">preuve d’initiative quant à ce qui est</text:p>
      <text:p text:style-name="P134">automatisable ou non</text:p>
      <text:p text:style-name="P135">Pouvoir<text:s/>interopérer avec d'autres</text:p>
      <text:p text:style-name="P136">outils depuis la plateforme</text:p>
      <text:p text:style-name="P137">Système de synchronisation avec des</text:p>
      <text:p text:style-name="P138">« API adapter »</text:p>
      <text:p text:style-name="P139">Possibilité d'importer des données</text:p>
      <text:p text:style-name="P140">extérieures</text:p>
      <text:p text:style-name="P141">Le serveur d’authentification UTC</text:p>
      <text:p text:style-name="P142">utilise LDAP. Les informations</text:p>
      <text:p text:style-name="P143">tirées peuvent être manipulées<text:s/>avec</text:p>
      <text:p text:style-name="P144">beaucoup de technologies (voir</text:p>
      <text:p text:style-name="P145">documentation LDAP).</text:p>
      <text:p text:style-name="P146">Cependant, le réalisateur devra se</text:p>
      <text:p text:style-name="P147">rapprocher de la DSI par le biais de</text:p>
      <text:p text:style-name="P148">son suiveur TX pour savoir</text:p>
      <text:p text:style-name="P149">comment importer l’emploi du</text:p>
      <text:p text:style-name="P150">temps et sous quelle forme.</text:p>
      <text:p text:style-name="P151">PHP, AngularJS pour le front</text:p>
      <text:p text:style-name="P152">API<text:s/>CalDav pour la partie</text:p>
      <text:p text:style-name="P153">synchronisation</text:p>
      <text:p text:style-name="P154">Voir possibilité de faire un</text:p>
      <text:soft-page-break/>
      <text:p text:style-name="P155">rapprochement entre l’application</text:p>
      <text:p text:style-name="P156">et l’OwnCloud de l’UTC pour le</text:p>
      <text:p text:style-name="P157">stockage des fichiers pour le projet</text:p>
      <text:p text:style-name="P158">7Pouvoir utiliser des modèles par</text:p>
      <text:p text:style-name="P159">défaut</text:p>
      <text:p text:style-name="P160">Système de partage de templates</text:p>
      <text:p text:style-name="P161">Permettre aux utilisateurs de</text:p>
      <text:p text:style-name="P162">disposer rapidement des ressources</text:p>
      <text:p text:style-name="P163">et des informations qu’ils cherchent Accès centralisée à tous les projets</text:p>
      <text:p text:style-name="P164">Permettre d'assigner des taches Pouvoir faire persister les tâches</text:p>
      <text:p text:style-name="P165">pour chaque<text:s/>projet ainsi que les</text:p>
      <text:p text:style-name="P166">personnes qui s’en occupent.</text:p>
      <text:p text:style-name="P167">Permettre le changement de tâches</text:p>
      <text:p text:style-name="P168">assignées qu’au chef de projet</text:p>
      <text:p text:style-name="P169">Accès centralisé à toutes les</text:p>
      <text:p text:style-name="P170">notifications</text:p>
      <text:p text:style-name="P171">AngularJS pour l’affichage (c’est un</text:p>
      <text:p text:style-name="P172">frameworkJS non syncronisés</text:p>
      <text:p text:style-name="P173">permettant l’actualisation d’une</text:p>
      <text:p text:style-name="P174">partie de la page sans devoir</text:p>
      <text:p text:style-name="P175">recharger toute la page). AJAX aussi</text:p>
      <text:p text:style-name="P176">est possible</text:p>
      <text:p text:style-name="P177">L’utilisation d’une base de donnée</text:p>
      <text:p text:style-name="P178">relationnelle est fortement</text:p>
      <text:p text:style-name="P179">conseillée (MySQL)</text:p>
      <text:p text:style-name="P180">Si le réalisateur est à l’aise avec le</text:p>
      <text:p text:style-name="P181">noSQL, il peut utiliser MongoDB.</text:p>
      <text:p text:style-name="P182">Permettre d'ajuster le livrable aux</text:p>
      <text:p text:style-name="P183">ressources (en moyens,</text:p>
      <text:p text:style-name="P184">compétences, temps) disponibles</text:p>
      <text:p text:style-name="P185">Permettre aux utilisateurs de</text:p>
      <text:p text:style-name="P186">surveiller en temps réel l’état d’une</text:p>
      <text:p text:style-name="P187">tâche Système de to-do list avec affichage</text:p>
      <text:p text:style-name="P188">des deadlines sur le calendrier</text:p>
      <text:p text:style-name="P189">Permettre aux utilisateurs de</text:p>
      <text:p text:style-name="P190">donner et recevoir en temps réel du</text:p>
      <text:p text:style-name="P191">feedback Système de</text:p>
      <text:p text:style-name="P192">commentaire/discussion</text:p>
      <text:p text:style-name="P193">contextuelle</text:p>
      <text:p text:style-name="P194">Système de notification quand une</text:p>
      <text:p text:style-name="P195">tâche a été assignée (aux membres</text:p>
      <text:p text:style-name="P196">de l’équipe) et quand la tâche est</text:p>
      <text:p text:style-name="P197">terminée (au CP et éventuellement</text:p>
      <text:p text:style-name="P198">aux autres membres de l’équipe)</text:p>
      <text:p text:style-name="P199">Système de notifications</text:p>
      <text:p text:style-name="P200">Permettre d’améliorer la forme des</text:p>
      <text:p text:style-name="P201">rendus</text:p>
      <text:p text:style-name="P202">AngularJS (ou AJAX) pour les</text:p>
      <text:p text:style-name="P203">mêmes raisons qu’au dessus pour le</text:p>
      <text:p text:style-name="P204">rafraîchissement de l’interface en</text:p>
      <text:p text:style-name="P205">temps réel</text:p>
      <text:p text:style-name="P206">Système de partage de templates</text:p>
      <text:p text:style-name="P207"/>
      <text:p text:style-name="P208">3.2 POUR L ’ ENSEMBLE DU PRODUIT</text:p>
      <text:p text:style-name="P209">3.2.1 MESURES PRISES POUR RESPECTER LES CONTRAINTES ET LEURS CONSÉQUENCES ÉCONOMIQUES</text:p>
      <text:p text:style-name="P210">Réalisation du projet par une équipe constituée de deux à trois UTCéens suivant impérativement</text:p>
      <text:p text:style-name="P211">le cursus de Génie Informatique.</text:p>
      <text:p text:style-name="P212">8Maîtrise d’ouvrage par un enseignant<text:s/>qualifié, impliqué dans le bon déroulement du projet et</text:p>
      <text:p text:style-name="P213">dans la qualité du produit final. Cet enseignant a une bonne connaissance des concepts et</text:p>
      <text:p text:style-name="P214">éventuellement des technologies qui seront employées, mais surtout une bonne expérience en</text:p>
      <text:p text:style-name="P215">gestion de projet informatique. Il connait également les infrastructures et plateformes qui seront</text:p>
      <text:p text:style-name="P216">susceptibles d’héberger l’application ou certaines de ses fonctionnalités (ENT, moodle,</text:p>
      <text:p text:style-name="P217">owncloud, etc...). Il sera ainsi à même d’assister activement les réalisateurs du projet et de</text:p>
      <text:p text:style-name="P218">s’assurer du bon déroulement du projet, du respect des deadlines ainsi que de la conformité avec</text:p>
      <text:p text:style-name="P219">le résultat attendu.</text:p>
      <text:p text:style-name="P220">Exigence d’une maitrise préalable des technologies employées pour la réalisation du projet.</text:p>
      <text:p text:style-name="P221">Ces mesures n’engendrent aucunes conséquences économiques car elles sont en adéquation</text:p>
      <text:p text:style-name="P222">avec la réalisation d’une TX à l’UTC.</text:p>
      <text:p text:style-name="P223"/>
      <text:p text:style-name="P224">3.2.2 OUTILS D ’ INSTALLATION , DE MAINTENANCE ... À PRÉVOIR</text:p>
      <text:p text:style-name="P225">Pas d’outils d’installation ou de maintenance prévus. Le choix de ceux-ci est laissé à l’équipe</text:p>
      <text:p text:style-name="P226">réalisatrice en fonction des plateformes et des technologies utilisées.</text:p>
      <text:p text:style-name="P227">La maintenance de l’application sera effectuée sous la supervision du repreneur (porteur de TX)</text:p>
      <text:p text:style-name="P228">qui pourra éventuellement procéder au recrutement d’un ou deux étudiants de l’UTC pour</text:p>
      <text:p text:style-name="P229">l’assurer.</text:p>
      <text:p text:style-name="P230"/>
      <text:p text:style-name="P231">3.2.3 DÉCOMPOSITION EN MODULES , SOUS – ENSEMBLES</text:p>
      <text:p text:style-name="P232">Module authentification/gestion des privilèges</text:p>
      <text:p text:style-name="P233">Module agenda/prise de rendez-vous</text:p>
      <text:p text:style-name="P234">Module organisation séquentielle des tâches (Gantt)</text:p>
      <text:p text:style-name="P235">Module liste des tâches réparties par personnes</text:p>
      <text:p text:style-name="P236"/>
      <text:p text:style-name="P237">3.2.4 PRÉVISIONS DE FIABILITÉ</text:p>
      <text:p text:style-name="P238">La fiabilité de l’application devra être à toute épreuve. Les données enregistrées dans le cadre</text:p>
      <text:p text:style-name="P239">des projets devront<text:s/>être gardées intactes en toutes conditions. A ce titre, des sauvegardes</text:p>
      <text:p text:style-name="P240">régulières ou des systèmes de snapshots devront être mis en place au niveau des bases de</text:p>
      <text:p text:style-name="P241">données.</text:p>
      <text:p text:style-name="P242">9L’application une fois diffusée ne devra souffrir d’aucun crash inopiné et<text:s/>chacune des</text:p>
      <text:p text:style-name="P243">fonctionnalités devra être accessible à tout moment.</text:p>
      <text:p text:style-name="P244"/>
      <text:p text:style-name="P245">3.2.5 PERSPECTIVES D’ ÉVOLUTION TECHNOLOGIQUE</text:p>
      <text:p text:style-name="P246">De nouvelles fonctionnalités pourront être développées après le lancement de l’application. Ces</text:p>
      <text:p text:style-name="P247">évolutions pourront faire l’objet de nouvelles TX proposées à des étudiants en Génie</text:p>
      <text:p text:style-name="P248">Informatique au sein de l’UTC ou dans le cadre d’emplois étudiants.</text:p>
      <text:p text:style-name="P249">L’application pourra aussi évoluer afin d’être rendue fonctionnelle dans un environnement</text:p>
      <text:p text:style-name="P250">externe à l’UTC dans le but d’être proposée aux étudiants d’autres écoles et universités, et à</text:p>
      <text:p text:style-name="Standard"><text:span text:style-name="T251">terme au grand public (professionnels, associations, particuli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423in" text:min-label-width="0.25in"/>
        <style:text-properties style:font-name="Wingdings"/>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ydian</meta:initial-creator>
    <dc:creator>ATHER</dc:creator>
    <meta:creation-date>2015-08-24T09:47:00Z</meta:creation-date>
    <dc:date>2015-09-05T15:48:00Z</dc:date>
    <meta:template xlink:href="Normal.dotm" xlink:type="simple"/>
    <meta:editing-cycles>1</meta:editing-cycles>
    <meta:editing-duration>PT2940S</meta:editing-duration>
    <meta:document-statistic meta:page-count="6" meta:paragraph-count="23" meta:word-count="1787" meta:character-count="11594" meta:row-count="81" meta:non-whitespace-character-count="9830"/>
  </office:meta>
</office:document-meta>
</file>